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officeooo:paragraph-rsid="000d007e"/>
    </style:style>
    <style:style style:name="P3"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4" style:family="paragraph" style:parent-style-name="Text_20_body">
      <style:text-properties officeooo:paragraph-rsid="000efb92"/>
    </style:style>
    <style:style style:name="P5" style:family="paragraph" style:parent-style-name="Standard">
      <style:text-properties officeooo:paragraph-rsid="000efb92"/>
    </style:style>
    <style:style style:name="P6"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bold" officeooo:paragraph-rsid="000efb92" style:text-blinking="false" fo:background-color="transparent"/>
    </style:style>
    <style:style style:name="P7" style:family="paragraph" style:parent-style-name="Text_20_body">
      <style:text-properties officeooo:paragraph-rsid="0010945d"/>
    </style:style>
    <style:style style:name="P8" style:family="paragraph" style:parent-style-name="Standard">
      <style:text-properties officeooo:paragraph-rsid="0010945d"/>
    </style:style>
    <style:style style:name="P9" style:family="paragraph" style:parent-style-name="Text_20_body">
      <style:text-properties officeooo:rsid="0010945d" officeooo:paragraph-rsid="0010945d"/>
    </style:style>
    <style:style style:name="P10" style:family="paragraph" style:parent-style-name="Standard">
      <style:text-properties officeooo:rsid="0010945d" officeooo:paragraph-rsid="0010945d"/>
    </style:style>
    <style:style style:name="P11" style:family="paragraph" style:parent-style-name="Text_20_body">
      <style:text-properties officeooo:rsid="0010b518" officeooo:paragraph-rsid="0010b518"/>
    </style:style>
    <style:style style:name="P12" style:family="paragraph" style:parent-style-name="Standard">
      <style:text-properties officeooo:rsid="0010b518" officeooo:paragraph-rsid="0010b518"/>
    </style:style>
    <style:style style:name="P13"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bold" officeooo:rsid="0010b518" style:text-blinking="false" fo:background-color="transparent"/>
    </style:style>
    <style:style style:name="P14" style:family="paragraph" style:parent-style-name="Text_20_body">
      <style:text-properties officeooo:rsid="0010b518"/>
    </style:style>
    <style:style style:name="P15" style:family="paragraph" style:parent-style-name="Standard">
      <style:text-properties officeooo:rsid="0010b518"/>
    </style:style>
    <style:style style:name="P16"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bold" officeooo:rsid="0010b518" officeooo:paragraph-rsid="00123f07" style:text-blinking="false" fo:background-color="transparent"/>
    </style:style>
    <style:style style:name="P17" style:family="paragraph" style:parent-style-name="Standard">
      <style:text-properties officeooo:rsid="0010b518" officeooo:paragraph-rsid="00123f07"/>
    </style:style>
    <style:style style:name="P18" style:family="paragraph" style:parent-style-name="Standard">
      <style:text-properties officeooo:rsid="00123f07" officeooo:paragraph-rsid="00123f07"/>
    </style:style>
    <style:style style:name="P19" style:family="paragraph" style:parent-style-name="Text_20_body">
      <style:text-properties officeooo:rsid="0010b518" officeooo:paragraph-rsid="00123f07"/>
    </style:style>
    <style:style style:name="P20"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bold" officeooo:rsid="0010b518" style:text-blinking="false" fo:background-color="transparent"/>
    </style:style>
    <style:style style:name="P21" style:family="paragraph" style:parent-style-name="Text_20_body">
      <style:text-properties officeooo:rsid="0010b518" officeooo:paragraph-rsid="00138b11"/>
    </style:style>
    <style:style style:name="P22" style:family="paragraph" style:parent-style-name="Standard">
      <style:text-properties officeooo:rsid="0010b518" officeooo:paragraph-rsid="00138b11"/>
    </style:style>
    <style:style style:name="P23"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bold" officeooo:rsid="0010b518" officeooo:paragraph-rsid="00138b11" style:text-blinking="false" fo:background-color="transparent"/>
    </style:style>
    <style:style style:name="P24"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normal" officeooo:rsid="0010b518" officeooo:paragraph-rsid="00168da3" style:text-blinking="false" fo:background-color="transparent" style:font-weight-asian="normal" style:font-weight-complex="normal"/>
    </style:style>
    <style:style style:name="P25"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bold" officeooo:rsid="0010b518" officeooo:paragraph-rsid="00138b11" style:text-blinking="false" fo:background-color="transparent"/>
    </style:style>
    <style:style style:name="P26" style:family="paragraph" style:parent-style-name="Text_20_body">
      <style:text-properties officeooo:rsid="0010b518" officeooo:paragraph-rsid="0014aa56"/>
    </style:style>
    <style:style style:name="P27" style:family="paragraph" style:parent-style-name="Standard">
      <style:text-properties officeooo:rsid="0010b518" officeooo:paragraph-rsid="0014aa56"/>
    </style:style>
    <style:style style:name="P28"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normal" officeooo:rsid="0010b518" officeooo:paragraph-rsid="0014aa56" style:text-blinking="false" fo:background-color="transparent" style:font-weight-asian="normal" style:font-weight-complex="normal"/>
    </style:style>
    <style:style style:name="P29" style:family="paragraph" style:parent-style-name="Standard">
      <style:text-properties officeooo:rsid="0010b518" officeooo:paragraph-rsid="00168da3"/>
    </style:style>
    <style:style style:name="P30" style:family="paragraph" style:parent-style-name="Text_20_body">
      <style:text-properties officeooo:rsid="0010b518" officeooo:paragraph-rsid="00168da3"/>
    </style:style>
    <style:style style:name="P31" style:family="paragraph" style:parent-style-name="Text_20_body">
      <style:text-properties officeooo:rsid="00163881" officeooo:paragraph-rsid="00168da3"/>
    </style:style>
    <style:style style:name="P32"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bold" officeooo:rsid="00168da3" officeooo:paragraph-rsid="00168da3" style:text-blinking="false" fo:background-color="transparent"/>
    </style:style>
    <style:style style:name="P33"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normal" officeooo:rsid="0010b518" officeooo:paragraph-rsid="00168da3" style:text-blinking="false" fo:background-color="transparent" style:font-weight-asian="normal" style:font-weight-complex="normal"/>
    </style:style>
    <style:style style:name="P34"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bold" officeooo:rsid="0010b518" officeooo:paragraph-rsid="0014aa56" style:text-blinking="false" fo:background-color="transparent"/>
    </style:style>
    <style:style style:name="T1"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loext:padding="0.049cm" loext:border="0.06pt solid #e5e7eb"/>
    </style:style>
    <style:style style:name="T3" style:family="text">
      <style:text-properties officeooo:rsid="000d007e"/>
    </style:style>
    <style:style style:name="T4" style:family="text">
      <style:text-properties officeooo:rsid="000efb92"/>
    </style:style>
    <style:style style:name="T5" style:family="text">
      <style:text-properties officeooo:rsid="0010945d"/>
    </style:style>
    <style:style style:name="T6" style:family="text">
      <style:text-properties officeooo:rsid="0010b518"/>
    </style:style>
    <style:style style:name="T7" style:family="text">
      <style:text-properties officeooo:rsid="00123f07"/>
    </style:style>
    <style:style style:name="T8" style:family="text">
      <style:text-properties officeooo:rsid="00138b11"/>
    </style:style>
    <style:style style:name="T9" style:family="text">
      <style:text-properties fo:font-variant="normal" fo:text-transform="none" fo:color="#000000" loext:opacity="100%" style:text-line-through-style="none" style:text-line-through-type="none" style:font-name="Arial" fo:font-size="11pt" fo:font-style="normal" style:text-underline-style="none" fo:font-weight="bold" officeooo:rsid="00168da3" style:text-blinking="false" fo:background-color="transparent" loext:char-shading-value="0"/>
    </style:style>
    <style:style style:name="T10" style:family="text">
      <style:text-properties officeooo:rsid="00168da3"/>
    </style:style>
    <style:style style:name="T11" style:family="text">
      <style:text-properties officeooo:rsid="0014aa56"/>
    </style:style>
    <style:style style:name="T12" style:family="text">
      <style:text-properties officeooo:rsid="00163881"/>
    </style:style>
    <style:style style:name="T13" style:family="text">
      <style:text-properties fo:font-weight="normal" style:font-weight-asian="normal" style:font-weight-complex="normal"/>
    </style:style>
    <style:style style:name="T14"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e54ca685-7fff-1097-039b-ffcf9c81027b"/><text:span text:style-name="T1">"Iniziamo con qualcosa di semplice. Raccontami un po' di te - chi sei, cosa fai a Milano?"</text:span> </text:p>
      <text:p text:style-name="Standard"/>
      <text:p text:style-name="P2"><text:span text:style-name="T2">Allora, sono a Milano da circa tre anni. Sono qua perché sto studiando presso il Politecnico di Milano quindi ho frequentato sia per la triennale che la magistrale, (1:42) quindi ho passato un po' di anni qui.</text:span> </text:p>
      <text:p text:style-name="P2"><text:span text:style-name="T3">P</text:span>erché Milano?<text:line-break/>Allora, perché volevo un po' cambiare zona. Ecco, sono pugliese e mi piaceva, mi interessava come area il Nord Italia e Milano è comunque una delle città più importanti, quindi mi interessava molto.<text:line-break/><text:line-break/>E negli ultimi anni, cosa è che ti piace di vivere qua a Milano?</text:p>
      <text:p text:style-name="P2"><text:s/>Allora, di vivere a Milano mi piace il fatto che sia una città molto in movimento, sempre abbastanza attiva, si possono sempre trovare attività da svolgere, ci sono tante zone belle da visitare. Diciamo che rispetto al posto da dove vengo, comunque ti apre tante possibilità. Mi son proprio detto che ti piace come si sta qua.</text:p>
      <text:p text:style-name="P2"/>
      <text:p text:style-name="P2"><text:bookmark text:name="docs-internal-guid-92eec291-7fff-ac48-1ba4-23174d6d6e39"/></text:p>
      <text:p text:style-name="P3">"Descrivi una tua giornata tipica - dalla mattina quando ti svegli fino a quando torni a casa."</text:p>
      <text:p text:style-name="P4"><text:s/>Allora, di solito parto dalla residenza in cui vivo per arrivare con la metro fino al Politecnico. Seguo le mie lezioni, magari lavoro alla tesi, faccio un salto in laboratorio e poi tendenzialmente verso pomeriggio torno e magari la sera se si riesce a organizzare qualcosa con gli amici faccio un giro nelle zone più attive la sera, quindi anche in centro. Insomma, dipende dalle attività che riusciamo a trovare e poi torno comunque qui.<text:line-break/><text:line-break/>Nel weekend diresti che è simile oppure magari si aggiunge qualche attività?</text:p>
      <text:p text:style-name="P4"><text:s/>Ma tendenzialmente il weekend magari esco più durante la giornata, quindi tendo a passare la giornata in giro, passeggiando magari in zona Duomo, verso i Navi<text:span text:style-name="T4">g</text:span>li, anche lì se riesco a organizzare con gli amici tendo a farlo magari più durante tutta la giornata e non solo la sera. </text:p>
      <text:p text:style-name="P4">Tempo libero ti capirà un successo di averlo?</text:p>
      <text:p text:style-name="P4"><text:s/>Tempo libero dipende, tendenzialmente il weekend cerco di ricavare qualche ora per staccare, in settimana è un po' più difficile, comunque tra il periodo delle lezioni, degli esami, la tesi, preferisco dedicarmi a ciò che mi serve fare e lasciarmi qualche ora libera.<text:line-break/></text:p>
      <text:p text:style-name="P5"><text:bookmark text:name="docs-internal-guid-86565782-7fff-e2f4-24ed-4508ced2baf3"/><text:span text:style-name="T1">"Parliamo di una cosa molto semplice ma importante: bere acqua. Raccontami, in una giornata tipo, quando e come ti idrati?"</text:span> </text:p>
      <text:p text:style-name="P5"/>
      <text:p text:style-name="P5">Allora per me in realtà è fondamentale, nel senso che cerco sempre di avere dell'acqua con me, anche quando esco, quando sono qui cerco di bere molto spesso perché è un'abitudine che ho preso negli anni quindi sento proprio la necessità di bere ogni tot.</text:p>
      <text:p text:style-name="P5"/>
      <text:p text:style-name="P5">Quindi non <text:span text:style-name="T4">ti </text:span>piace troppo la s<text:span text:style-name="T4">ensazione</text:span> di essere disidratat<text:span text:style-name="T4">a</text:span>?</text:p>
      <text:p text:style-name="P5"/>
      <text:p text:style-name="P5">No affatto. </text:p>
      <text:p text:style-name="P5"/>
      <text:p text:style-name="P5">Capita che te la compri oppure <text:span text:style-name="T4">riesci</text:span> sempre <text:span text:style-name="T4">a </text:span>porta<text:span text:style-name="T4">rtela</text:span> dietro? </text:p>
      <text:p text:style-name="P5"/>
      <text:p text:style-name="P5"><text:soft-page-break/>Allora quasi sempre la porto con me, può capitare che magari finisca e quindi magari la compro o qualche volta in cui mi è capitato di dimenticare la borracci<text:span text:style-name="T4">a</text:span> ma accade molto raramente.<text:line-break/></text:p>
      <text:p text:style-name="P5">ti ricordi l'ultima volta che ti è capitato di essere assetata fuori di casa? </text:p>
      <text:p text:style-name="P5"/>
      <text:p text:style-name="P5">Allora diciamo che è capitato forse qualche volta ma molto raramente, magari quando sono uscita per tutta la giornata ho finito l'acqua e quindi sono andata magari a riempirla se ho trovato una fontana o l'ho comprata a un bar quello che ho trovato.</text:p>
      <text:p text:style-name="P5"/>
      <text:p text:style-name="P5">preferisci portare l'acqua da casa? </text:p>
      <text:p text:style-name="P5"/>
      <text:p text:style-name="P5">Sì.</text:p>
      <text:p text:style-name="P5"/>
      <text:p text:style-name="P5"><text:bookmark text:name="docs-internal-guid-36a49f54-7fff-6392-52f9-5aafcca6167b"/><text:span text:style-name="T1">"Che differenza noti tra l'acqua del rubinetto e l'acqua in bottiglia?"</text:span> </text:p>
      <text:p text:style-name="P5"/>
      <text:p text:style-name="P5"/>
      <text:p text:style-name="P5">Allora no non sono una persona che ha preferenze sull'acqua in bottiglia, Rubinetto, la marca insomma, non è una cosa che noto particolarmente ma mi dà sicurezza il fatto di averla sempre con me diciamo che sono più tranquilla.<text:line-break/><text:line-break/>ti fidi dell'acqua di Milano oppure preferisc<text:span text:style-name="T4">i</text:span> comprar<text:span text:style-name="T4">t</text:span>ela <text:span text:style-name="T4">come altri</text:span>? </text:p>
      <text:p text:style-name="P5"/>
      <text:p text:style-name="P5">Sì sì sì ho sempre bevuto l'acqua che potevo riempire a Rubinetto o in qualche fontana non mi faccio di questi problemi ecco.</text:p>
      <text:p text:style-name="P5"/>
      <text:p text:style-name="P6"><text:bookmark text:name="docs-internal-guid-bfbd81fd-7fff-8149-02c1-8d750e0e3f61"/>"Quando pensi alla parola 'sostenibilità', cosa ti viene in mente?"</text:p>
      <text:p text:style-name="P4"><text:line-break/>Allora sostenibilità per me è cercare di evitare degli sprechi inutili, comunque nel nostro piccolo possiamo far qualcosa certo non possiamo cambiare il mondo da soli ma insomma qualche piccola azione, qualche piccola attenzione a non sprecare magari dei materiali o a non sprecare acqua o avere modo di riutilizzare può comunque fare la differenza.</text:p>
      <text:p text:style-name="P4">Quindi ti capita spesso di fare scelte anche pensando all'ambiente magari qualche sacrificio, qualche momento in cui hai deciso di fare qualcosa rispetto a che altro per essere più ecosostenibile?</text:p>
      <text:p text:style-name="P4"><text:s/>Ma sì cerco comunque di fare di sprecare il meno possibile quindi magari di riutilizzare dei cartoni o delle buste di plastica senza buttarle al primo utilizzo, cerco di non sprecare l'acqua magari inutilmente, non so le regole basilari come chiudere l'acqua del Rubinetto quando lavo i denti, insomma queste piccole cose di base.<text:line-break/><text:line-break/><text:bookmark text:name="docs-internal-guid-770aad76-7fff-a6e4-f00a-9460c4727d36"/><text:span text:style-name="T1">"Parliamo di plastica. Cosa pensi quando vedi qualcuno comprare una bottiglia d'acqua di plastica?"</text:span> </text:p>
      <text:p text:style-name="P4"/>
      <text:p text:style-name="P7">Allora non è un'abitudine che condivido, tendenzialmente come ho detto lo faccio se sono proprio in una situazione in cui non ho altre alternative quindi magari non ci sono fontanelle in giro, mi è finita l'acqua o l'ho dimenticata la mia borraccia a casa quindi capita di comprarla. Di solito evito, non è una cosa necessaria quindi dato che ci sono delle alternative preferisco evitare quindi magari facendolo in tanti sarebbe ovviamente più comodo, sarebbe più ecologico. </text:p>
      <text:p text:style-name="P8"><text:bookmark text:name="docs-internal-guid-55ae1baf-7fff-f8f0-f041-bd38346212ce"/><text:soft-page-break/><text:span text:style-name="T1">"Hai mai provato attivamente a ridurre il tuo consumo di plastica? Raccontami quella esperienza."</text:span> </text:p>
      <text:p text:style-name="P7"/>
      <text:p text:style-name="P7">Allora per la plastica tendenzialmente cerco magari di portarmi, se ho acquisto qualcosa e ho bisogno della busta di plastica la riutilizzo ma tendenzialmente cerco di evitare proprio di utilizzarle e portarmi magari la mia borsa di stoffa per fare la spesa magari evito di acquistare cose che abbiano degli imballaggi eccessivi quindi anche quando faccio la spesa preferisco qualcosa meno imballato e più... Magari evitare quelle cose che sono pacchi di plastica con dentro altri pacchi di plastica tutto singolo.<text:line-break/></text:p>
      <text:p text:style-name="P8"><text:bookmark text:name="docs-internal-guid-fad26c72-7fff-39c8-f66a-9ee071f47e6b"/><text:span text:style-name="T1">"Hai una borraccia?"</text:span> </text:p>
      <text:p text:style-name="P7"/>
      <text:p text:style-name="P9">si ne ho una.</text:p>
      <text:p text:style-name="P9">da quanto tempo ce l'hai e come l'hai scelta? </text:p>
      <text:p text:style-name="P9">Allora ho cambiato un paio di borracce in realtà però sono cinque anni che le ho quindi diciamo una si è distrutta quindi ho dovuto cambiarla però l'ho scelta più che altro per uno appunto questa comodità di poterla portare non dover cambiare la bottiglietta o comprarne altre un po' l'ho scelta per la quantità di acqua che riescono a portare quindi non è troppa non è troppo poca è adatta anche da mettere nello zaino per andare in università e appunto l'ho scelta di un materiale abbastanza resistente comunque qualche anno riesce a resistere. Insomma scelte pratiche da ingegnere.<text:line-break/></text:p>
      <text:p text:style-name="P10"><text:bookmark text:name="docs-internal-guid-05ca506f-7fff-5512-2983-8a684fd4cba7"/><text:span text:style-name="T1">"I tuoi amici o familiari hanno le stesse abitudini tue riguardo all'acqua e alla plastica?"</text:span> </text:p>
      <text:p text:style-name="P9"/>
      <text:p text:style-name="P9">Allora in realtà è una cosa che ho sviluppato più io che ho magari ritrovato più in amici che nella famiglia diciamo c'è l'abitudine a utilizzare un po' di più le bottigliette di plastica almeno a casa mia ma in realtà in generale nella zona dove provengo non c'è tanto l'utilizzo della borraccia se non proprio nei più giovani quindi diciamo che col tempo ho anche imparato quanto possa essere comoda rispetto all'acquistare ogni volta delle bottigliette. </text:p>
      <text:p text:style-name="P9">Ne hai mai parlato con la famiglia o con amici? Sei mai riuscita magari a influenzare le loro abitudini? </text:p>
      <text:p text:style-name="P7"><text:span text:style-name="T5">Allora in parte sì nel senso che abbiamo un po' ridotto l'utilizzo delle bottigliette in famiglia rispetto ai primi tempi perché hanno acquistato anche loro delle borracce quindi anche quando andiamo magari in vacanza fa comodo portarle con noi e avere quindi sempre la possibilità di riempirla magari in giro o comunque di già averla e utilizzarla abbastanza spesso è un buon cambiamento secondo me.<text:line-break/><text:line-break/></text:span><text:bookmark text:name="docs-internal-guid-d67614a0-7fff-c185-8d38-c4321db3fa9c"/><text:span text:style-name="T1">"Secondo te, cosa rende difficile per le persone essere più sostenibili a Milano?"</text:span> </text:p>
      <text:p text:style-name="P7"/>
      <text:p text:style-name="P7">Allora a Milano sicuramente è problematica la questione di vivere troppo di fretta quindi magari c'è qualcuno che esce dal lavoro, si compra qualcosa di pronto per il pranzo quindi comunque qualcosa imballato nella plastica preso così al volo al negozio e quindi già questo è un grosso ostacolo alla <text:soft-page-break/>sostenibilità e diciamo che non è una situazione che si può facilmente cambiare proprio perché è un'abitudine molto diffusa c'è tanta gente quindi è un po' problematico da questo punto di vista secondo me.</text:p>
      <text:p text:style-name="P7">secondo te cambierebbe qualcosa mettere degli ostacoli economici come bottigliette che costano fino a 5 euro o comunque aumentare il prezzo di oggetti del genere? </text:p>
      <text:p text:style-name="P7">Potrebbe ma in parte nel senso che potrebbe un po' bloccare questo eccessivo utilizzo da parte magari dei residenti però per la quantità importante di turisti che arrivano a Milano non credo sarebbe un ostacolo molto efficace cioè molto probabilmente anche con quei prezzi ad esempio continuerebbero a comprare le bottigliette per comodità e praticità quindi dubito che da quel punto di vista migliori troppo la situazione</text:p>
      <text:p text:style-name="P7"/>
      <text:p text:style-name="P8"><text:bookmark text:name="docs-internal-guid-2bb24bf1-7fff-b91f-712c-cbf447d0b4b3"/><text:span text:style-name="T1">"Dove ti alleni di solito?"</text:span> </text:p>
      <text:p text:style-name="P7"/>
      <text:p text:style-name="P7">tendenzialmente più in posti chiusi tipo in palestra però capita di allenarmi nelle zone apposite <text:span text:style-name="T6">dei parchi</text:span></text:p>
      <text:p text:style-name="P7"/>
      <text:p text:style-name="P11">quindi niente allenamento nei parchi?</text:p>
      <text:p text:style-name="P11">Allora allenare non proprio preferisco magari fare qualche passeggiata all'aria aperta e diciamo aiuta molto a staccare magari dalle ore di studio che un po' di sole aiuta sempre</text:p>
      <text:p text:style-name="P11"/>
      <text:p text:style-name="P12"><text:bookmark text:name="docs-internal-guid-b4fdc0f2-7fff-3a0e-a2e1-63e0d9d76c78"/></text:p>
      <text:p text:style-name="P13">"Ti è mai capitato di non allenarti o tagliare corto perché non avevi acqua?"</text:p>
      <text:p text:style-name="P14"><text:line-break/>No quello no magari diciamo ero un po' a corto quindi ero un po' preoccupata di rimanere senza però alla fine non mancava molto quindi diciamo che non mi è capitato</text:p>
      <text:p text:style-name="P14"/>
      <text:p text:style-name="P15"><text:bookmark text:name="docs-internal-guid-3d2e8b28-7fff-03a6-0240-43dd7b09d9e7"/><text:span text:style-name="T1">"Se ci fosse una fontanella proprio nel tuo parco/percorso preferito, cambierebbe qualcosa?"</text:span> </text:p>
      <text:p text:style-name="P14"/>
      <text:p text:style-name="P14">Certo sarebbe molto comodo in maniera tale da non dover aspettare magari di tornare a casa per poter bere quindi farebbe veramente comodo e darebbe un po' più di tranquillità soprattutto se si sta in giro per parecchio tempo E quando vai in giro</text:p>
      <text:p text:style-name="P15"><text:bookmark text:name="docs-internal-guid-92d074f9-7fff-ec77-d350-cfe8e5c8aa6a"/><text:span text:style-name="T1">"Quando cammini molto, senti il bisogno di bere più spesso?"</text:span> </text:p>
      <text:p text:style-name="P14"/>
      <text:p text:style-name="P14"><text:s/>No tendenzialmente un po' meno nel senso che la maggior parte delle volte o sono impegnata a fare qualcosa o parlo con qualcuno quindi ho meno il pensiero fisso a dover bere e dovermi ricordare di bere rispetto a quando sto tranquilla quindi magari sto studiando ed è anche una buona distrazione fermarsi a bere</text:p>
      <text:p text:style-name="P14"/>
      <text:p text:style-name="P15"><text:bookmark text:name="docs-internal-guid-5f56f3c3-7fff-b12f-49b0-6d67a7120424"/><text:soft-page-break/><text:span text:style-name="T1">"C'è qualcosa che ti scoraggia dal camminare di più o fare più attività all'aperto a Milano?"</text:span> </text:p>
      <text:p text:style-name="P14"/>
      <text:p text:style-name="P14"><text:s/>No tendenzialmente preferenza personale diciamo anche per abitudine preferisco così all'esterno preferisco cioè ai parchi diciamo non so preferisco fare semplicemente delle passeggiate È meglio goderseli che morirci dentro</text:p>
      <text:p text:style-name="P14"/>
      <text:p text:style-name="P15"><text:bookmark text:name="docs-internal-guid-bac86d16-7fff-2da7-eacf-945660604260"/><text:span text:style-name="T1">"Quando hai sentito parlare delle vedovelle per la prima volta? Raccontami come è successo."</text:span> </text:p>
      <text:p text:style-name="P14"/>
      <text:p text:style-name="P14">Allora non molto tempo fa in realtà l'ho già sentita nominare magari non so sui social o in tv ma non ci ho mai fatto caso più di tanto e non <text:s/>mi ero incuriosita troppo però per questa ricerca che state facendo diciamo mi sono incuriosita di più e quindi ho dovuto chiedere più che altro cosa indicassero però le avevo già sentite nominare</text:p>
      <text:p text:style-name="P14"/>
      <text:p text:style-name="P15"><text:bookmark text:name="docs-internal-guid-6f2e37b4-7fff-b413-3991-a43ff271043e"/><text:span text:style-name="T1">"Sai perché si chiamano 'vedovelle'?</text:span></text:p>
      <text:p text:style-name="P14"/>
      <text:p text:style-name="P14">No</text:p>
      <text:p text:style-name="P14"/>
      <text:p text:style-name="P14">Si chiamano vedovelle perché <text:span text:style-name="T7">molte</text:span> erano messe vicino ai cimiteri e le usavano per l'acqua dei fiori e l'unione dell'ambiente e lo scopo hanno creato questa associazione con la vedova che passa il tempo a piangere sopra la tomba e quindi la vedovella piange come una vedova durante un funerale </text:p>
      <text:p text:style-name="P16"/>
      <text:p text:style-name="P17"><text:span text:style-name="T1">E 'draghi verdi'?"</text:span> </text:p>
      <text:p text:style-name="P17"/>
      <text:p text:style-name="P18">neanche</text:p>
      <text:p text:style-name="P18"/>
      <text:p text:style-name="P18">Il Drago Verde è, diciamo, una sottocategoria della Vedovella che hanno il rubinetto un po' più decorato, proprio a forma di drago. Al contrario di Vedovella che è un nome più ufficiale o comunque lo si ritrova anche in documentazioni Drago Verde è un nome molto più popolare</text:p>
      <text:p text:style-name="P17"/>
      <text:p text:style-name="P15"><text:bookmark text:name="docs-internal-guid-c9614abe-7fff-fe3a-1f47-98b985025e15"/><text:span text:style-name="T1">"Raccontami la prima volta che hai usato una vedovella."</text:span> </text:p>
      <text:p text:style-name="P14"/>
      <text:p text:style-name="P14">Allora sì mi ricordo è stato uno dei primi mesi probabilmente in cui ero qua e mi è stata utile perché era vicino all'università e tra l'altro avevo qualche bottiglia da poter riempire da poter portare in appartamento dove vivevo prima e quindi mi è stata molto utile essendo vicino all'università senza dover andare a comprare o riempire altrove</text:p>
      <text:p text:style-name="P14"/>
      <text:p text:style-name="P15"><text:bookmark text:name="docs-internal-guid-9f9a5dcf-7fff-0846-a0f3-ef7162e329a7"/><text:span text:style-name="T1">"Hai una vedovella 'preferita'? Quella dove vai più spesso?"</text:span> </text:p>
      <text:p text:style-name="P14"/>
      <text:p text:style-name="P14">definire<text:span text:style-name="T7">i</text:span> quella vicino al Politecnico la mia preferita</text:p>
      <text:p text:style-name="P14"/>
      <text:p text:style-name="P14"><text:soft-page-break/><text:s/>quanto spesso la usi sapendo che comunque principalmente usi quelle fontane che sono dentro il campus?</text:p>
      <text:p text:style-name="P19"/>
      <text:p text:style-name="P19">Ma quella del parco ogni volta che vado <text:span text:style-name="T7">in università</text:span></text:p>
      <text:p text:style-name="P20"/>
      <text:p text:style-name="P15"><text:bookmark text:name="docs-internal-guid-fd714a16-7fff-8966-39c4-0abb06ef4de0"/><text:span text:style-name="T1">"Qual è stata la tua esperienza peggiore con una vedovella?"</text:span> </text:p>
      <text:p text:style-name="P14"/>
      <text:p text:style-name="P14"><text:s/>Allora esperienze negative sì direi che più che altro è capitato magari che non funzionasse quindi fosse necessario trovarne un'altra oppure magari è capitato che mi infastidisse un pochino il fatto che ci fossero degli animali che magari bevevano proprio lì vicino e quindi non mi sembrava particolarmente igienico</text:p>
      <text:p text:style-name="P14"/>
      <text:p text:style-name="P15"><text:bookmark text:name="docs-internal-guid-6e629e7e-7fff-66cc-d2c1-ca34a9c4a3ae"/><text:span text:style-name="T1">"Secondo te, le vedovelle rappresentano Milano?"</text:span> </text:p>
      <text:p text:style-name="P14"/>
      <text:p text:style-name="P14">Allora, non proprio nel senso che non lo definirei come magari un simbolo tipico di Milano per almeno quante ne ho trovate io penso che siano altre le cose che rappresentano di più Milano</text:p>
      <text:p text:style-name="P14"/>
      <text:p text:style-name="P21">Invece la definiresti caratteristica? Come definizione nel senso non che vedendola non che la metteresti in immaginario per rappresentare Milano ma che vedendola pensi subito a Milano? </text:p>
      <text:p text:style-name="P21">Beh sì, quello sì, magari sì se vedo un'immagine sì potrei collegarla subito a Milano</text:p>
      <text:p text:style-name="P21"/>
      <text:p text:style-name="P22"><text:bookmark text:name="docs-internal-guid-d599964d-7fff-8fca-7259-3537e18cea08"/><text:span text:style-name="T1">"Se dovessi spiegare le vedovelle a un amico che viene da un'altra città, cosa diresti?"</text:span> </text:p>
      <text:p text:style-name="P21"/>
      <text:p text:style-name="P21">Beh gli spiegherei che la fontana era tipica di Milano che comunque diciamo hanno una storia dietro abbastanza importante <text:span text:style-name="T8">per la città</text:span></text:p>
      <text:p text:style-name="P21"/>
      <text:p text:style-name="P22"><text:bookmark text:name="docs-internal-guid-3df10087-7fff-f08d-d8e4-ba7d5f4fe4a6"/><text:span text:style-name="T1">"Usare le vedovelle è visto come una cosa 'figa', 'normale', 'da vecchi'... come la vedi?"</text:span> </text:p>
      <text:p text:style-name="P22"/>
      <text:p text:style-name="P22">Beh una cosa abbastanza normale però magari anche positiva diciamo dal punto di vista ecologico potrebbe essere comunque anche se è una cosa un po' più storica potrebbe avere anche un risvolto un po' più ecologico per il futuro</text:p>
      <text:p text:style-name="P22"/>
      <text:p text:style-name="P22">magari Diresti che hanno dietro anche un piccolo connotazione di status? Cioè pensi vedendo una persona che beve la Vedovella fai le stesse assunzioni?</text:p>
      <text:p text:style-name="P22"/>
      <text:p text:style-name="P22">Ah oddio magari io no perché comunque essendo una persona che tende ad utilizzarle senza problemi no però magari qualcuno si potrebbe un po' pensare anche in modo negativo magari non so che una persona tra virgolette non si possa permettere magari di prendere una confezione di acqua in bottiglie quindi magari dare un'accezione negativa a questa cosa</text:p>
      <text:p text:style-name="P22"/>
      <text:p text:style-name="P23"/>
      <text:p text:style-name="P24"><text:soft-page-break/>Allora, aggiunta alla domanda fatta in precedenza, quindi, prima hai detto che tu non hai nessun pregiudizio verso l'acqua di Milano. Diresti che questa tua visione è condivisa? Di non avere un pregiudizio?</text:p>
      <text:p text:style-name="P24"/>
      <text:p text:style-name="P24"><text:s/>No, per niente, perché secondo me, allora, da quello che è l'utilizzo che faccio dell'acqua, anche a casa mia in Puglia, si tende molto a utilizzare le fontane, cioè non è una cosa che viene vista male, lo fanno un po' tutti. <text:line-break/><text:line-break/>A Milano, invece, ho notato che c'è qualcuno che magari è milanese, o degli intorni, quindi nato e cresciuto qui, che tende ad avere qualche pregiudizio, magari preferisce l'acqua in bottiglia. Anche in università ho notato questa cosa, che c'è gente che magari dice no, dalla fontana che c'è, o il distributore dell'acqua che c'è al Politecnico, non bevono, perché non gli piace il sapore, non si fidano, quindi è abbastanza diffusa. Questa differenza l'ho notata, trovo difficile che magari si possa convincere in modo troppo semplice una persona che è cresciuta così. </text:p>
      <text:p text:style-name="P23"/>
      <text:p text:style-name="P22"><text:span text:style-name="T9">H</text:span><text:span text:style-name="T1">ai mai notato persone con animali che usano le vedovelle?</text:span></text:p>
      <text:p text:style-name="P22"/>
      <text:p text:style-name="P22">Allora <text:span text:style-name="T10">si e </text:span>mi disturba un po' perché comunque ci potrebbe essere un'alternativa, ci sono tante magari ciotole pieghevoli magari in silicone che si possono riempire mettere a terra e far bere l'animale senza che ci siano problemi</text:p>
      <text:p text:style-name="P22"/>
      <text:p text:style-name="P22"><text:s/>A te dà fastidio solo quando <text:span text:style-name="T11">l’animale</text:span> beve direttamente da<text:span text:style-name="T11">l getto toccando il rubinetto</text:span> oppure in generale?</text:p>
      <text:p text:style-name="P22"/>
      <text:p text:style-name="P22">se l'animale bevesse dalla vaschetta che si trova alla base della fontanella no, quello mi dà meno fastidio meno comunque, non zero non zero ma meno</text:p>
      <text:p text:style-name="P22"/>
      <text:p text:style-name="P23"/>
      <text:p text:style-name="P24">quindi tu aggiungeresti anche però una situazione quasi di divisione? </text:p>
      <text:p text:style-name="P24"/>
      <text:p text:style-name="P24">Sì, magari dei punti specifici, cioè che magari tornino più utili anche ai proprietari di animali, quindi comunque uno sa che lì può trovare una zona con la fontanella, ma anche magari con i sacchetti, quindi un punto di ristoro tra virgolette così per l'animale, dove magari si incontrano anche altri animali, più tipo anche vicino ai parchetti, perché ci sono dei parchi più adatti, specifici, ecco. Quasi un'area sostata per gli animali. Sì, sì. </text:p>
      <text:p text:style-name="P23"/>
      <text:p text:style-name="P22"><text:bookmark text:name="docs-internal-guid-23a2d299-7fff-d197-c24c-b821170f7f11"/><text:span text:style-name="T1">"Chiudi gli occhi un secondo. Immagina la versione perfetta di Milano per quanto riguarda l'acqua pubblica. Come sarebbe?"</text:span> </text:p>
      <text:p text:style-name="P22"/>
      <text:p text:style-name="P22">beh allora un posto in cui tutti si sono abituati a utilizzare le borracce tutti che utilizzano senza farsi troppi problemi le vedovelle che riescono appunto a gestire un po' la situazione dell'acqua senza troppi sprechi ma anche in generale magari la questione ecologica anche appunto di acquisto eccessivo di confezioni di plastica magari qualcuno che si porta di più la tipica schiscetta senza dover appunto sprecare cose in plastica si utilizza qualcosa che si lava e si riutilizza tutti i giorni</text:p>
      <text:p text:style-name="P22"/>
      <text:p text:style-name="P25"><text:bookmark text:name="docs-internal-guid-56694093-7fff-ed3e-d1b4-2f16539ade28"/>"Se tu fossi il sindaco di Milano per un giorno e potessi cambiare UNA SOLA cosa riguardo all'acqua pubblica, cosa faresti?"</text:p>
      <text:p text:style-name="P26"><text:line-break/>potrei cambiare magari il fatto che ci possano essere tipo dei filtri per l'acqua anche delle vedovelle in maniera tale che tutti siano abbastanza tranquilli nell'utilizzo di questa acqua che magari adesso hanno un po' un pregiudizio magari dicono che ha un sapore strano perché ci sono persone un po' più sensibili a questa cosa magari con dei filtri adatti si riesce a renderla diciamo più un'opzione valida per tutti</text:p>
      <text:p text:style-name="P26"><text:soft-page-break/></text:p>
      <text:p text:style-name="P27"><text:bookmark text:name="docs-internal-guid-908cb9ce-7fff-e45f-d850-f1cad7a50b31"/><text:span text:style-name="T1">"Come ti informi di solito su quello che succede a Milano? Servizi, eventi, novità..."</text:span> </text:p>
      <text:p text:style-name="P26"/>
      <text:p text:style-name="P26">per quanto riguarda scioperi come muoversi sicuramente l'app dell’ <text:span text:style-name="T11">A</text:span>TM diversamente social sicuramente sui social o magari qualche notizia online non tanto in tv più che altro online</text:p>
      <text:p text:style-name="P26"/>
      <text:p text:style-name="P26">e la fiducia nei social è alta <text:span text:style-name="T12">e</text:span> ti fida di quello che vedi? </text:p>
      <text:p text:style-name="P26"/>
      <text:p text:style-name="P26">allora sì ma non ciecamente nel senso che lascio un po' di spazio al mio pensiero critico non mi fido totalmente quello sì perché tengo conto del fatto che ci possa essere una percentuale di verità e una percentuale di costruzione attorno alla notizi<text:span text:style-name="T10">a</text:span></text:p>
      <text:p text:style-name="P28"/>
      <text:p text:style-name="P28"/>
      <text:p text:style-name="P29"><text:bookmark text:name="docs-internal-guid-dc8ca395-7fff-f3ea-c0be-cce6c2fb02d0"/><text:span text:style-name="T1">Ultima domanda: se tra qualche mese avessimo sviluppato qualcosa basandoci su queste conversazioni, ti piacerebbe vederlo e darci un feedback?</text:span> </text:p>
      <text:p text:style-name="P30"/>
      <text:p text:style-name="P31">Certo, certo potrebbe essere un’applicazione importante</text:p>
      <text:p text:style-name="P32"><text:line-break/><text:span text:style-name="T13">cosa pensi sarebbe utile in un servizio del genere</text:span></text:p>
      <text:p text:style-name="P24"/>
      <text:p text:style-name="P33">Allora, secondo me potrebbe essere utile il fatto di sapere dove sono, perché comunque di solito magari te ne vai in giro, passeggi, o te la trovi davanti o è difficile che uno sappia esattamente dove si trova. Può essere comodo avere, come dire, magari una distinzione tra quelle, dal mio punto di vista, per le mie idee, quelle che magari sono più per animali, quindi magari fare una zona con, non so, la distribuzione dei sacchetti per i bisogni dei cani, la fontanella, cioè un punto adatto per l'animale in generale, poi magari il piccione non puoi controllarlo, ma per cani e cose simili sì, e quindi distinguere un po' le due tipologie. Poi sicuramente fornire magari delle informazioni, quindi magari vicino la fontanella lasciare un QR code in maniera tale che le persone un po' più scettiche rispetto a me sul fatto di berla possano avere delle informazioni per cui è potabile, perché ha queste caratteristiche, quindi se uno è scettico magari inquadra col QR code, si informa, altrimenti se uno come me non si fa problemi ad utilizzarla, la utilizza a prescindere, ecco.</text:p>
      <text:p text:style-name="P33"/>
      <text:p text:style-name="P24"><text:span text:style-name="T10">aggiungeresti</text:span> qualcosa che tiene conto di quanto spesso la stai usando, quanta plastica stai risparmiando, secondo te aiuterebbe effettivamente, aumenterebbe la percentuale di persone che utilizzerebbero le fontanelle al posto di prendere bottigliette d'acqua, oppure no?</text:p>
      <text:p text:style-name="P24"/>
      <text:p text:style-name="P24">Sì, potrebbe non essere male come idea, anche se in realtà diciamo, ad esempio so che in paesi come la Germania, se si riporta in un punto magari apposito la bottiglia dell'acqua per riciclarla, si hanno appunto, anche se sono centesimi, si mettono qualcosa indietro, in generale se ci fosse più o meno quell'idea, anche lì, magari possono dare qualche sconto, non so, per il bar <text:span text:style-name="T10">v</text:span>icino, una cosa del genere, dopo un tot di utilizzi, secondo me, diciamo, per il modo in cui si ragiona in generale, potrebbe incentivare l'utilizzo, sì. Quindi sarebbe intelligente anche un guadagno effettivo, non solo percepito, non solo qualcosa di carino. Sì, perché secondo me, oltre alla cosa carina, se c'è qualcuno che è molto molto scettico, e da quello che so, comunque almeno in zona Milano sono parecchi, non credo che l'incentivo solo, diciamo, ideale, carino, basti a convincerli. </text:p>
      <text:p text:style-name="P34"><text:soft-page-break/></text:p>
      <text:p text:style-name="P27"><text:bookmark text:name="docs-internal-guid-d05560f8-7fff-76f8-2a9f-e511b4f3cb44"/><text:span text:style-name="T1">Facciamo un veloce recap</text:span> </text:p>
      <text:p text:style-name="P26"/>
      <text:p text:style-name="P26">principalmente il tuo rapporto con l'acqua è abbastanza buono, molto moderno che preferisci essere sempre idratata in maniera corretta tanto da portarti la borraccia in tutte le situazioni e raramente senza acqua e ancora più raramente comprarla che alla fine non hai veri problemi con le fontanelle in sé a meno che non si tratta di fontanelle usate da animali e quindi puoi avere problemi con l'igienicità della fontanella stessa esatto ma per il resto sembri anche abbastanza predisposta a ridurre il consumo di plastica certo quindi anche una mentalità predisposta all'ecologia, all'ecosostenibilità</text:p>
      <text:p text:style-name="P26"/>
      <text:p text:style-name="P27"><text:bookmark text:name="docs-internal-guid-929e8c3f-7fff-e9b5-6fb9-3eadbe922cb8"/><text:span text:style-name="T1">*Ti sembra giusto o ho frainteso qualcosa?"*</text:span> </text:p>
      <text:p text:style-name="P26"/>
      <text:p text:style-name="P26">no, no, no, anzi</text:p>
      <text:p text:style-name="P26"/>
      <text:p text:style-name="P27"><text:bookmark text:name="docs-internal-guid-4202dd25-7fff-66da-f275-9215e8f4c077"/><text:span text:style-name="T1">"C'è qualcosa di importante che non ti ho chiesto ma che vorresti dirmi?"</text:span> </text:p>
      <text:p text:style-name="P26"/>
      <text:p text:style-name="P26">no, no, mi sembra abbastanza completo l'insieme di domande che mi hai chiesto<text:span text:style-name="T14"><text:line-brea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12T15:14:04.936050800</meta:creation-date>
    <dc:date>2025-10-12T17:09:47.105515100</dc:date>
    <meta:editing-duration>PT22M32S</meta:editing-duration>
    <meta:editing-cycles>1</meta:editing-cycles>
    <meta:document-statistic meta:table-count="0" meta:image-count="0" meta:object-count="0" meta:page-count="9" meta:paragraph-count="106" meta:word-count="3498" meta:character-count="21137" meta:non-whitespace-character-count="17672"/>
    <meta:generator>LibreOffice/25.8.0.4$Windows_X86_64 LibreOffice_project/48f00303701489684e67c38c28aff00cd5929e67</meta:generator>
  </office:meta>
</office:document-meta>
</file>